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9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2.987cm"/>
    </style:style>
    <style:style style:name="gr4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604cm" svg:y1="1.635cm" svg:x2="7.604cm" svg:y2="8.747cm">
          <text:p/>
        </draw:line>
        <draw:line draw:style-name="gr1" draw:text-style-name="P1" draw:layer="layout" svg:x1="13.319cm" svg:y1="1.635cm" svg:x2="13.319cm" svg:y2="8.747cm">
          <text:p/>
        </draw:line>
        <draw:frame draw:style-name="gr2" draw:text-style-name="P2" draw:layer="layout" svg:width="2.483cm" svg:height="0.645cm" svg:x="6.715cm" svg:y="9.001cm">
          <draw:text-box>
            <text:p><text:span text:style-name="T1">Gateway</text:span></text:p>
          </draw:text-box>
        </draw:frame>
        <draw:frame draw:style-name="gr3" draw:text-style-name="P2" draw:layer="layout" svg:width="3.487cm" svg:height="0.645cm" svg:x="12.049cm" svg:y="9.118cm">
          <draw:text-box>
            <text:p><text:span text:style-name="T1">Backend Database</text:span></text:p>
          </draw:text-box>
        </draw:frame>
        <draw:line draw:style-name="gr4" draw:text-style-name="P1" draw:layer="layout" svg:x1="7.604cm" svg:y1="2.143cm" svg:x2="13.319cm" svg:y2="3.032cm">
          <text:p text:style-name="P1"><text:span text:style-name="T2">Log(tuple)</text:span></text:p>
          <text:p text:style-name="P1"/>
        </draw:line>
        <draw:frame draw:style-name="gr5" draw:text-style-name="P3" draw:layer="layout" svg:width="3.796cm" svg:height="0.721cm" svg:x="13.333cm" svg:y="2.565cm">
          <draw:text-box>
            <text:p text:style-name="P3"><text:span text:style-name="T3">Update Database</text:span></text:p>
          </draw:text-box>
        </draw:frame>
        <draw:line draw:style-name="gr4" draw:text-style-name="P1" draw:layer="layout" svg:x1="7.604cm" svg:y1="3.54cm" svg:x2="13.319cm" svg:y2="4.556cm">
          <text:p text:style-name="P1"><text:span text:style-name="T4">Query(MachineID)</text:span></text:p>
          <text:p text:style-name="P1"/>
        </draw:line>
        <draw:line draw:style-name="gr4" draw:text-style-name="P1" draw:layer="layout" svg:x1="13.319cm" svg:y1="4.937cm" svg:x2="7.604cm" svg:y2="6.334cm">
          <text:p/>
        </draw:line>
        <draw:frame draw:style-name="gr5" draw:text-style-name="P4" draw:layer="layout" svg:width="5.489cm" svg:height="0.802cm" svg:x="7.826cm" svg:y="5.151cm">
          <draw:text-box>
            <text:p text:style-name="P1"><text:span text:style-name="T4">Machine current statu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shraf Ali Shaik</meta:initial-creator>
    <meta:creation-date>2015-04-09T15:53:52</meta:creation-date>
    <dc:date>2015-04-09T16:00:17</dc:date>
    <dc:creator>Ashraf Ali Shaik</dc:creator>
    <meta:editing-duration>PT6M26S</meta:editing-duration>
    <meta:editing-cycles>1</meta:editing-cycles>
    <meta:document-statistic meta:object-count="9"/>
    <meta:generator>OpenOffice/4.1.1$Unix OpenOffice.org_project/411m6$Build-9775</meta:generator>
  </office:meta>
</office:document-meta>
</file>